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margin-left="3.752cm" fo:margin-right="0cm" fo:text-indent="-0.635cm" style:auto-text-indent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>
      <style:text-properties fo:font-style="normal" style:font-style-asian="normal" style:font-style-complex="normal"/>
    </style:style>
    <style:style style:name="P7" style:family="paragraph" style:parent-style-name="Text_20_body" style:list-style-name="L2">
      <style:text-properties fo:font-style="normal" style:font-style-asian="normal" style:font-style-complex="normal"/>
    </style:style>
    <style:style style:name="P8" style:family="paragraph" style:parent-style-name="Text_20_body" style:list-style-name="L3">
      <style:text-properties fo:font-style="normal" style:font-style-asian="normal" style:font-style-complex="normal"/>
    </style:style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>
      <style:paragraph-properties fo:text-align="justify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">
      <style:paragraph-properties fo:margin-left="0cm" fo:margin-right="0cm" fo:text-indent="0cm" style:auto-text-indent="false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P17" style:family="paragraph" style:parent-style-name="Text_20_body" style:list-style-name="L1">
      <style:paragraph-properties fo:margin-left="3.752cm" fo:margin-right="0cm" fo:text-indent="-0.635cm" style:auto-text-indent="false"/>
    </style:style>
    <style:style style:name="P18" style:family="paragraph" style:parent-style-name="Text_20_body" style:list-style-name="L7">
      <style:paragraph-properties fo:margin-left="3.752cm" fo:margin-right="0cm" fo:text-indent="-0.635cm" style:auto-text-indent="false"/>
    </style:style>
    <style:style style:name="P19" style:family="paragraph" style:parent-style-name="Text_20_body" style:list-style-name="L7">
      <style:paragraph-properties fo:margin-left="2.501cm" fo:margin-right="0cm" fo:text-indent="-0.635cm" style:auto-text-indent="false"/>
    </style:style>
    <style:style style:name="P20" style:family="paragraph" style:parent-style-name="Text_20_body" style:list-style-name="L1">
      <style:paragraph-properties fo:margin-left="5.002cm" fo:margin-right="0cm" fo:text-indent="-0.635cm" style:auto-text-indent="false"/>
    </style:style>
    <style:style style:name="P21" style:family="paragraph" style:parent-style-name="Text_20_body" style:list-style-name="L7">
      <style:paragraph-properties fo:margin-left="1.251cm" fo:margin-right="0cm" fo:text-indent="-0.635cm" style:auto-text-indent="false"/>
    </style:style>
    <style:style style:name="P22" style:family="paragraph" style:parent-style-name="Heading_20_2" style:list-style-name=""/>
    <style:style style:name="P23" style:family="paragraph" style:parent-style-name="Heading_20_2">
      <style:paragraph-properties fo:break-before="page"/>
    </style:style>
    <style:style style:name="P24" style:family="paragraph" style:parent-style-name="Příklad" style:list-style-name="L10"/>
    <style:style style:name="P25" style:family="paragraph" style:parent-style-name="Příklad" style:list-style-name="L1">
      <style:paragraph-properties fo:margin-left="3.752cm" fo:margin-right="0cm" fo:text-indent="-0.635cm" style:auto-text-indent="false"/>
    </style:style>
    <style:style style:name="P26" style:family="paragraph" style:parent-style-name="Příklad">
      <style:paragraph-properties fo:margin-left="1.251cm" fo:margin-right="0cm" fo:text-indent="0cm" style:auto-text-indent="false"/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Courier"/>
    </style:style>
    <style:style style:name="T7" style:family="text">
      <style:text-properties style:font-name="Courier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54cm" fo:text-indent="-0.635cm" fo:margin-left="3.4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089cm" fo:text-indent="-0.635cm" fo:margin-left="4.089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724cm" fo:text-indent="-0.635cm" fo:margin-left="4.72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359cm" fo:text-indent="-0.635cm" fo:margin-left="5.359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994cm" fo:text-indent="-0.635cm" fo:margin-left="5.994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629cm" fo:text-indent="-0.635cm" fo:margin-left="6.629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264cm" fo:text-indent="-0.635cm" fo:margin-left="7.264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899cm" fo:text-indent="-0.635cm" fo:margin-left="7.899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534cm" fo:text-indent="-0.635cm" fo:margin-left="8.534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169cm" fo:text-indent="-0.635cm" fo:margin-left="9.169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7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number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659cm" fo:text-indent="-0.635cm" fo:margin-left="8.65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294cm" fo:text-indent="-0.635cm" fo:margin-left="9.29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__RefHeading__269_415693079"/>Golem<text:bookmark-end text:name="__RefHeading__269_415693079"/></text:h>
      <text:p text:style-name="P11">Golem je framework vytvořený v <text:span text:style-name="T1">Pythonu</text:span> umožňující snadnou tvorbu her založených na principu mřížky. Tím se rozumí např. 2D <text:span text:style-name="T1">strategie</text:span>, <text:span text:style-name="T1">plošinovky</text:span> a podobně. Druhotným cílem Golemu je poskytnout <text:span text:style-name="T1">snadné webové rozhraní</text:span>, kde by si bylo možné základy práce se systémem vyzkoušet a dal by se využít jako<text:span text:style-name="T1"> e-learningový prostředek</text:span> pro základní a střední školy.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Obsah1_Head">
            <text:p text:style-name="Contents_20_Heading">Obsah</text:p>
          </text:index-title>
          <text:p text:style-name="P29"><text:a xlink:type="simple" xlink:href="#__RefHeading__269_415693079" text:style-name="Internet_20_link" text:visited-style-name="Internet_20_link">Golem</text:a><text:tab/>1</text:p>
          <text:p text:style-name="P27"><text:a xlink:type="simple" xlink:href="#__RefHeading__381_415693079" text:style-name="Internet_20_link" text:visited-style-name="Internet_20_link">Základní prvky systému</text:a><text:tab/>2</text:p>
          <text:p text:style-name="P28"><text:a xlink:type="simple" xlink:href="#__RefHeading__383_415693079" text:style-name="Internet_20_link" text:visited-style-name="Internet_20_link">Komunikace modulů</text:a><text:tab/>2</text:p>
          <text:p text:style-name="P28"><text:a xlink:type="simple" xlink:href="#__RefHeading__385_415693079" text:style-name="Internet_20_link" text:visited-style-name="Internet_20_link">Objekty</text:a><text:tab/>3</text:p>
          <text:p text:style-name="P27"><text:a xlink:type="simple" xlink:href="#__RefHeading__387_415693079" text:style-name="Internet_20_link" text:visited-style-name="Internet_20_link">Zdrojové kódy</text:a><text:tab/>4</text:p>
          <text:p text:style-name="P28"><text:a xlink:type="simple" xlink:href="#__RefHeading__389_415693079" text:style-name="Internet_20_link" text:visited-style-name="Internet_20_link">Adresářová struktura zdrojových kódů</text:a><text:tab/>4</text:p>
          <text:p text:style-name="P28"><text:a xlink:type="simple" xlink:href="#__RefHeading__391_415693079" text:style-name="Internet_20_link" text:visited-style-name="Internet_20_link">Umístění zdrojových kódů</text:a><text:tab/>4</text:p>
          <text:p text:style-name="P27"><text:a xlink:type="simple" xlink:href="#__RefHeading__393_415693079" text:style-name="Internet_20_link" text:visited-style-name="Internet_20_link">Distribuce</text:a><text:tab/>6</text:p>
          <text:p text:style-name="P27"><text:a xlink:type="simple" xlink:href="#__RefHeading__395_415693079" text:style-name="Internet_20_link" text:visited-style-name="Internet_20_link">Licence</text:a><text:tab/>6</text:p>
        </text:index-body>
      </text:table-of-content>
      <text:p text:style-name="P16"/>
      <text:h text:style-name="P22" text:outline-level="2"/>
      <text:h text:style-name="P23" text:outline-level="2"><text:bookmark text:name="__RefHeading__381_415693079"/>Základní prvky systému<text:bookmark-end text:name="__RefHeading__381_415693079"/></text:h>
      <text:p text:style-name="Text_20_body">Samotný systém je rozdělen do těchto částí:</text:p>
      <text:list xml:id="list927866906" text:style-name="L1">
        <text:list-item>
          <text:p text:style-name="P4"><text:span text:style-name="T1">Objekty</text:span> <text:span text:style-name="T2">(objects)</text:span> – každý prvek vykreslitelný do mřížky by měl být charakterizován objektem. Tento objekt dědí určité vlastnosti (jako např. X a Y souřadnice, pohyblivost, obrázek) od základního objektu. Dále pak dědí několik základních tříd. <text:line-break/>Každý objekt dále obsahuje modul pro správu kolizí:</text:p>
          <text:list>
            <text:list-item>
              <text:p text:style-name="P3"><text:span text:style-name="T1">Správa kolizí </text:span>– jsou volány mřížkou při vyhodnocování obsazení políčka více prvky. Volá se vždy u iniciátora kolize.</text:p>
              <text:p text:style-name="P25"><text:span text:style-name="T2">Objekt auto změní svou pozici do pole obsazeného objektem Zeď. Mřížka zavolá správu kolizí u objektu Auto a ptá se při tom na objekt Zeď. Správce kolizí vyhodnotí střet, přemění objekt Auto na objekt Zničené Auto a mřížce pošle informaci o neúspěchu (false – iniciátora nezmění svou pozici. V opačném případě, kdy by se kolize vyhodnotila úspěšně – true, by objekt svou pozici změnil).</text:span></text:p>
            </text:list-item>
            <text:list-item>
              <text:p text:style-name="P3"><text:span text:style-name="T4">Interakce s uživatelem</text:span><text:span text:style-name="T3"> – definuje možné akce, které se činí, pokud Vykreslení (II.) předá informaci o akce uživatele. Předávání interakcí se děje ve standardizovaném formátu (vizte níže). </text:span><text:span text:style-name="T2"><text:line-break/></text:span></text:p>
            </text:list-item>
          </text:list>
        </text:list-item>
        <text:list-item>
          <text:p text:style-name="P4"><text:span text:style-name="T1">Mřížka</text:span> <text:span text:style-name="T2">(grid)</text:span> – obsahuje čtvercovou matici objektů. Každý objekt s ní spolupracuje a ona vyhodnocuje změny, které dále posílá k vykreslení. Charakterizují jí její rozměry.</text:p>
        </text:list-item>
        <text:list-item>
          <text:p text:style-name="P4"><text:span text:style-name="T1">Vykreslení</text:span> <text:span text:style-name="T2">(viewers)</text:span> zajišťuje zobrazení mřížky na obrazovku. Pro desktopové vykreslování bude použito <text:span text:style-name="T2">PyGame</text:span>, k vykreslení v prohlížeči tabulka ovládaná pomocí <text:span text:style-name="T2">jQuery</text:span>. Tento modul se dále dělí do čtyř částí:</text:p>
          <text:list>
            <text:list-item>
              <text:p text:style-name="P17"><text:span text:style-name="T1">Samotné vykreslení </text:span>– obstarává pouze vykreslení jednotlivých objektů z mřížky.</text:p>
            </text:list-item>
            <text:list-item>
              <text:p text:style-name="P17"><text:span text:style-name="T1">Interakce uživatele</text:span> – umožňuje ovládat objekty pomocí myši a klávesnice apod, ale kromě zároveň umožňuje ovládání vykreslování (např. posunutí pole, aktivování menu).<text:line-break/>K volání interakce s vykreslovacím modulem dochází pokud:</text:p>
              <text:list>
                <text:list-item>
                  <text:p text:style-name="P20">Není aktivován žádný objekt.</text:p>
                </text:list-item>
                <text:list-item>
                  <text:p text:style-name="P20">U daného objektu není interakce definována (např. klávesová zkratka)</text:p>
                </text:list-item>
              </text:list>
            </text:list-item>
            <text:list-item>
              <text:p text:style-name="P17"><text:span text:style-name="T1">Obecné vlastnosti vzhledu – </text:span>např. barva pozadí, menu, možnost vybrat více objektů zároveň (pomocí klávesy Shift), povolení interakcí uživatele apod.</text:p>
            </text:list-item>
            <text:list-item>
              <text:p text:style-name="P17"><text:span text:style-name="T1">Správa zvuku</text:span> – umožňuje přehrávat audio soubory při potřebných příležitostech (např. při kolizích, interakci uživatele apod.). Podporované zvukové formáty budou Vorbis (OGG) a WAV. <text:s/></text:p>
            </text:list-item>
          </text:list>
          <text:p text:style-name="P15">. </text:p>
        </text:list-item>
      </text:list>
      <text:h text:style-name="Heading_20_3" text:outline-level="3"><text:bookmark text:name="__RefHeading__383_415693079"/>Komunikace modulů<text:bookmark-end text:name="__RefHeading__383_415693079"/></text:h>
      <text:p text:style-name="Text_20_body">Každý tento prvek pracuje v samostatném vláknu a vzájemně spolu komunikovat těmito cestami:</text:p>
      <text:list xml:id="list600292238" text:style-name="L6">
        <text:list-item>
          <text:p text:style-name="P10"><text:span text:style-name="T1">Objekty → Mřížka → Vykreslení (I.)</text:span><text:line-break/><text:soft-page-break/><text:tab/>Zajišťuje standardní možnost přesunu objektu. Mřížka se při tom stará o zachytávání kolizí, které přeposílá k iniciátorovi srážky.<text:line-break/><text:tab/>Mřížka k vykreslení neposílá celý svůj obsah, ale pouze změněné buňky.</text:p>
        </text:list-item>
        <text:list-item>
          <text:p text:style-name="P10"><text:span text:style-name="T1">Vykreslení (II.) → Objekty </text:span><text:line-break/> Obstarává spolupráci uživatele s objektem. Volá definované interakce objektu (např. jeho přesunutí).<text:span text:style-name="T1"><text:line-break/> </text:span><text:span text:style-name="T5">Tuto cestu je možné v Vykreslení (III.) zakázat.</text:span></text:p>
        </text:list-item>
      </text:list>
      <text:p text:style-name="Text_20_body"><text:span text:style-name="T5">Komunikace mezi moduly je daná přesným způsobem, jak tyto komunikace mají probíhat.</text:span></text:p>
      <text:list xml:id="list381270725" text:style-name="L8">
        <text:list-item>
          <text:p text:style-name="P12"><text:span text:style-name="T1">Objekt → Mřížka</text:span><text:span text:style-name="T5"> – volá metodu mřížky </text:span><text:span text:style-name="T7">update(Object)</text:span><text:span text:style-name="T8">, </text:span><text:span text:style-name="T9">které předá instanci sebe sama.</text:span></text:p>
        </text:list-item>
        <text:list-item>
          <text:p text:style-name="P12"><text:span text:style-name="T10">Mřížka → Vykreslení (I.)</text:span><text:span text:style-name="T9"> - <text:s/>volá metodu <text:s/></text:span><text:span text:style-name="T7">updateCell([x, y], [Objects)</text:span><text:span text:style-name="T9">, které předá množinu souřadnic a množinu objektů.</text:span></text:p>
        </text:list-item>
        <text:list-item>
          <text:p text:style-name="P12"><text:span text:style-name="T9">Vykreslení (II.) → Objekt (II.) <text:s/>- volá metodu </text:span><text:span text:style-name="T7">action(type)</text:span><text:span text:style-name="T9">, které předává řetězec ve formátu</text:span></text:p>
        </text:list-item>
      </text:list>
      <text:list xml:id="list1093342120" text:style-name="L10">
        <text:list-item>
          <text:list>
            <text:list-item>
              <text:p text:style-name="P14"><text:span text:style-name="T9">&lt;*&gt; - pro akční klávesy (shift, control, akce myši...)</text:span></text:p>
            </text:list-item>
            <text:list-item>
              <text:p text:style-name="P14"><text:span text:style-name="T9">* - pro ostatní</text:span></text:p>
              <text:p text:style-name="P24"><text:span text:style-name="T9">&lt;Ctr&gt;&lt;Shift&gt;S</text:span></text:p>
            </text:list-item>
          </text:list>
        </text:list-item>
      </text:list>
      <text:h text:style-name="Heading_20_3" text:outline-level="3"><text:bookmark text:name="__RefHeading__385_415693079"/>Objekty<text:bookmark-end text:name="__RefHeading__385_415693079"/></text:h>
      <text:p text:style-name="P2">Základní vlastnosti:</text:p>
      <text:list xml:id="list1029913266" text:style-name="L2">
        <text:list-item>
          <text:p text:style-name="P5">X a Y pozice<text:span text:style-name="T2"> (integer)</text:span></text:p>
        </text:list-item>
        <text:list-item>
          <text:p text:style-name="P5">Možnost pohybu<text:span text:style-name="T2"> (boolean)</text:span></text:p>
        </text:list-item>
        <text:list-item>
          <text:p text:style-name="P7">Cesta k obrázku</text:p>
        </text:list-item>
      </text:list>
      <text:p text:style-name="P1">Základní metody:</text:p>
      <text:list xml:id="list1243239124" text:style-name="L3">
        <text:list-item>
          <text:p text:style-name="P8">změna pozice</text:p>
        </text:list-item>
        <text:list-item>
          <text:p text:style-name="P8">nastavení pohyblivosti</text:p>
        </text:list-item>
      </text:list>
      <text:p text:style-name="P6">Veškeré vlastnosti objektů by měly být soukromé (privat) a jejich editace by byla umožněna pouze příslušnými metodami z důvodu snadné akce na změnu vlastnost.</text:p>
      <text:p text:style-name="P26">U objektu auto se změní vlastnost obrázek z auto.gif na auto-horici.gif. Funkce, která tuto změnu způsobí, zároveň zašle signál na mřížku, která tuto událost předá k vykreslení.</text:p>
      <text:h text:style-name="P22" text:outline-level="2"/>
      <text:h text:style-name="P23" text:outline-level="2"><text:bookmark text:name="__RefHeading__387_415693079"/>Zdrojové kódy<text:bookmark-end text:name="__RefHeading__387_415693079"/></text:h>
      <text:p text:style-name="Text_20_body">Protože Golem je uvolněn pod open-source licencí, jsou i jeho zdrojové kódy volně dostupné.</text:p>
      <text:p text:style-name="Text_20_body">Jsou zachovávána následující pravidla: </text:p>
      <text:list xml:id="list1666687868" text:style-name="L9">
        <text:list-item>
          <text:p text:style-name="P13">Zdrojové kódy jsou psané zásadně v anglickém jazyce, stejně tak veškeré komentáře přímo v kódu.</text:p>
        </text:list-item>
        <text:list-item>
          <text:p text:style-name="P13">Čistý kód nepotřebuje nadbytek komentářů.</text:p>
        </text:list-item>
        <text:list-item>
          <text:p text:style-name="P13">Zdrojové soubory neobsahují zakomentovaný kód. K uchování historie souboru slouží Git.</text:p>
        </text:list-item>
        <text:list-item>
          <text:p text:style-name="P13">Používání smysluplných názvů proměnných, funkcí apod.</text:p>
        </text:list-item>
        <text:list-item>
          <text:p text:style-name="P13">U názvů proměnných, funkcí a metod je použit styl Camel:<text:line-break/><text:span text:style-name="T6">firstPropertyOfObject = None<text:line-break/>def myFirstFunction(value):</text:span></text:p>
        </text:list-item>
        <text:list-item>
          <text:p text:style-name="P13">U názvů objektů, tříd je psáno každé první písmeno velké:<text:line-break/><text:span text:style-name="T6">class MyFirstObject(Object):</text:span></text:p>
        </text:list-item>
        <text:list-item>
          <text:p text:style-name="P13">Je zachována logická struktura kódu umožňující čtení kódu odshora dolů – metoda sestupu.</text:p>
        </text:list-item>
        <text:list-item>
          <text:p text:style-name="P13">Funkce by měly vždy obsluhovat právě jeden problém – nepsat univerzální funkce.</text:p>
        </text:list-item>
        <text:list-item>
          <text:p text:style-name="P13">Funkce by měly přijímat co nejméně argumentů.</text:p>
        </text:list-item>
        <text:list-item>
          <text:p text:style-name="P13">Nepoužívají se „magická čísla“, ale konstanty.</text:p>
        </text:list-item>
        <text:list-item>
          <text:p text:style-name="P13">Kód se neopakuje.</text:p>
        </text:list-item>
      </text:list>
      <text:p text:style-name="Text_20_body">Zdroj: <text:span text:style-name="T2">[Čistý kód, Robert C. Martin | CPress 2009] <text:s/></text:span></text:p>
      <text:h text:style-name="Heading_20_3" text:outline-level="3"><text:bookmark text:name="__RefHeading__389_415693079"/>Adresářová struktura zdrojových kódů<text:bookmark-end text:name="__RefHeading__389_415693079"/></text:h>
      <text:list xml:id="list262196992" text:style-name="L7">
        <text:list-item>
          <text:p text:style-name="P21"><text:span text:style-name="T1">/ - </text:span><text:span text:style-name="T5">základní</text:span><text:span text:style-name="T1"> </text:span><text:span text:style-name="T5">instalační skript, vlastnosti balíčku</text:span></text:p>
          <text:list>
            <text:list-item>
              <text:p text:style-name="P19"><text:span text:style-name="T1">/bin </text:span>– spustitelné skripty pro Linux, kterými je možné spustit Python s předimportovaným modulem golem</text:p>
            </text:list-item>
            <text:list-item>
              <text:p text:style-name="P19"><text:span text:style-name="T1">/docs</text:span> – soubory s nápovědou (GNOME, OMF, man stránka) a API dokumentací</text:p>
            </text:list-item>
            <text:list-item>
              <text:p text:style-name="P19"><text:span text:style-name="T1">/golem</text:span> – samotné zdrojové kódy frameworku</text:p>
              <text:list>
                <text:list-item>
                  <text:p text:style-name="P18"><text:span text:style-name="T1">/golem/libs</text:span> – možné knihovny – obecné funkce, rozšíření moduly v C...</text:p>
                </text:list-item>
                <text:list-item>
                  <text:p text:style-name="P18"><text:span text:style-name="T1">/golem/locale</text:span> – překlady aplikace (gettextové soubory) a slovníky (pro překládání názvů modulů a funkcí)</text:p>
                </text:list-item>
                <text:list-item>
                  <text:p text:style-name="P18"><text:span text:style-name="T1">/golem/objects</text:span> – základní vzory objektů</text:p>
                </text:list-item>
                <text:list-item>
                  <text:p text:style-name="P18"><text:span text:style-name="T1">/golem/viewers</text:span> – moduly obstarávající zobrazování</text:p>
                </text:list-item>
                <text:list-item>
                  <text:p text:style-name="P18"/>
                </text:list-item>
              </text:list>
            </text:list-item>
          </text:list>
        </text:list-item>
      </text:list>
      <text:h text:style-name="Heading_20_3" text:outline-level="3"><text:bookmark text:name="__RefHeading__391_415693079"/>Umístění zdrojových kódů<text:bookmark-end text:name="__RefHeading__391_415693079"/></text:h>
      <text:p text:style-name="Text_20_body">Zdrojové kódy frameworku Golem budou umístěny ve veřejném repositáři Git.</text:p>
      <text:p text:style-name="Text_20_body"><text:span text:style-name="T1">URL adresa repositáře:</text:span> <text:a xlink:type="simple" xlink:href="http://github.com/Golem/Golem/">http://github.com/Golem/Golem/</text:a></text:p>
      <text:p text:style-name="Text_20_body"><text:soft-page-break/><text:span text:style-name="T1">Git adresa repositáře:</text:span> <text:a xlink:type="simple" xlink:href="git://github.com/Golem/Golem.git">git://github.com/Golem/Golem.git</text:a> (read-only)</text:p>
      <text:p text:style-name="Text_20_body">Je využito služby Github.com s volnou registrací. Kdokoli může zaslat své úpravy ke schválení, nebo vytvořit klon tohoto frameworku.</text:p>
      <text:h text:style-name="P22" text:outline-level="2"/>
      <text:h text:style-name="P23" text:outline-level="2"><text:bookmark text:name="__RefHeading__393_415693079"/>Distribuce<text:bookmark-end text:name="__RefHeading__393_415693079"/></text:h>
      <text:p text:style-name="Text_20_body">Golem je možno šířit v souladu s jeho licencí na jakýkoli operační systém. Je distribuován jako EGG balíček pro Python, který je možné v Linuxu nainstalovat příkazem easy_install s administrátorskými právy. Dále pak bude šířen pomocí komprimovaného archivu přímo rozbalitelného do systému a RPM balíčku.</text:p>
      <text:p text:style-name="Text_20_body">Do operačního systému Windows jeho možné nainstalovat také pomocí skriptu easy_install, který je součástí Pythonu, nebo pomocí binárního instalačního souboru exe.</text:p>
      <text:p text:style-name="Text_20_body">Binární distribuce do Windows je možné vytvářet pomocí utility py2exe. </text:p>
      <text:h text:style-name="Heading_20_2" text:outline-level="2"><text:bookmark text:name="__RefHeading__395_415693079"/>Licence<text:bookmark-end text:name="__RefHeading__395_415693079"/></text:h>
      <text:p text:style-name="Text_20_body">Golem je vydán pod shodnou licencí s Pythonem. Přesné znění licence je umístěno v souboru COPYING, případně na weby <text:a xlink:type="simple" xlink:href="http://python.org/">http://python.org</text:a>. </text:p>
      <text:p text:style-name="Text_20_body">Základní prvky licence jsou:</text:p>
      <text:list xml:id="list1855317368" text:style-name="L5">
        <text:list-item>
          <text:p text:style-name="P9">software je možno šířit jak komerčně, tak jako open-source</text:p>
        </text:list-item>
        <text:list-item>
          <text:p text:style-name="P9">je možno šířit upravený software bez zveřejnění zdrojových kódů</text:p>
        </text:list-item>
        <text:list-item>
          <text:p text:style-name="P9">je zakázáno odstraňovat informace o původních autorech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1.039cm" style:auto-text-indent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říklad" style:family="paragraph" style:parent-style-name="Text_20_body" style:master-page-name="">
      <style:paragraph-properties fo:margin-left="3.75cm" fo:margin-right="0cm" fo:margin-top="0.499cm" fo:margin-bottom="1cm" fo:text-align="justify" style:justify-single-word="false" fo:text-indent="0cm" style:auto-text-indent="false" style:page-number="auto" fo:background-color="transparent" fo:padding="0.499cm" fo:border-left="0.141cm solid #666666" fo:border-right="none" fo:border-top="none" fo:border-bottom="none" style:shadow="none">
        <style:background-image/>
      </style:paragraph-properties>
      <style:text-properties fo:color="#4c4c4c" fo:font-style="italic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17T19:09:52</meta:creation-date>
    <meta:editing-duration>PT02H02M51S</meta:editing-duration>
    <meta:editing-cycles>31</meta:editing-cycles>
    <meta:generator>OpenOffice.org/3.2$Linux OpenOffice.org_project/320m12$Build-9483</meta:generator>
    <dc:date>2010-07-17T23:34:29</dc:date>
    <meta:document-statistic meta:table-count="0" meta:image-count="0" meta:object-count="0" meta:page-count="6" meta:paragraph-count="87" meta:word-count="1040" meta:character-count="6950"/>
  </office:meta>
</office:document-meta>
</file>